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Business Rules Erd Notes</text:title></text:p>
      <text:p text:style-name="OrgTitle"/>
      <text:p text:style-name="OrgSubtitle"><text:initial-creator>John Do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76d32c">1. goals and reasoning for making this database</text:a></text:p>
          <text:p text:style-name="Contents_20_2"><text:a xlink:type="simple" xlink:href="#org5632c7d">1.1. goals copy any pasted from case study</text:a></text:p>
          <text:p text:style-name="Contents_20_1"><text:a xlink:type="simple" xlink:href="#org60d21ed">2. company Information and structure</text:a></text:p>
          <text:p text:style-name="Contents_20_2"><text:a xlink:type="simple" xlink:href="#orgba92773">2.1. employees</text:a></text:p>
          <text:p text:style-name="Contents_20_3"><text:a xlink:type="simple" xlink:href="#orgddef464">2.1.1. owners</text:a></text:p>
          <text:p text:style-name="Contents_20_3"><text:a xlink:type="simple" xlink:href="#org6bcc272">2.1.2. finances/payroll</text:a></text:p>
          <text:p text:style-name="Contents_20_3"><text:a xlink:type="simple" xlink:href="#org6009d80">2.1.3. distribution</text:a></text:p>
          <text:p text:style-name="Contents_20_3"><text:a xlink:type="simple" xlink:href="#org8f3af42">2.1.4. marketing</text:a></text:p>
          <text:p text:style-name="Contents_20_3"><text:a xlink:type="simple" xlink:href="#org65f600e">2.1.5. Production</text:a></text:p>
          <text:p text:style-name="Contents_20_2"><text:a xlink:type="simple" xlink:href="#org0543ecb">2.2. products</text:a></text:p>
          <text:p text:style-name="Contents_20_3"><text:a xlink:type="simple" xlink:href="#org5931cd1">2.2.1. wines</text:a></text:p>
          <text:p text:style-name="Contents_20_2"><text:a xlink:type="simple" xlink:href="#org4224398">2.3. Suppliers/supplies</text:a></text:p>
          <text:p text:style-name="Contents_20_3"><text:a xlink:type="simple" xlink:href="#orgd83dbb8">2.3.1. supplier one</text:a></text:p>
          <text:p text:style-name="Contents_20_3"><text:a xlink:type="simple" xlink:href="#org57d11aa">2.3.2. supplier two</text:a></text:p>
          <text:p text:style-name="Contents_20_3"><text:a xlink:type="simple" xlink:href="#org3ad6707">2.3.3. supplier three</text:a></text:p>
        </text:index-body>
      </text:table-of-content>
      <text:h text:style-name="Heading_20_1" text:outline-level="1" text:is-list-header="false">
<text:bookmark-start text:name="OrgXref.org776d32c"/>
<text:bookmark text:name="org776d32c"/>goals and reasoning for making this database
<text:bookmark-end text:name="OrgXref.org776d32c"/></text:h>
      <text:h text:style-name="Heading_20_2" text:outline-level="2" text:is-list-header="false">
<text:bookmark-start text:name="OrgXref.org5632c7d"/>
<text:bookmark text:name="org5632c7d"/>goals copy any pasted from case study
<text:bookmark-end text:name="OrgXref.org5632c7d"/></text:h>
      <text:list text:style-name="OrgBulletedList" text:continue-numbering="false">
        <text:list-item>
          <text:p text:style-name="Text_20_body">Are all suppliers delivering on time? Is there a large gap between expected
delivery and actual delivery? A month by month report should show problem
areas.
</text:p>
        </text:list-item>
        <text:list-item>
          <text:p text:style-name="Text_20_body">The wine distribution, are all wines selling as they thought? Is one wine not
selling? Which distributor carries which wine?
</text:p>
        </text:list-item>
        <text:list-item>
          <text:p text:style-name="Text_20_body">Employee time. During the last four quarters, how many hours did each employee work?
</text:p>
        </text:list-item>
        <text:list-item>
          <text:p text:style-name="Text_20_body">Maria would like their distributors to be able to order online, and to be able to track shipments.
</text:p>
        </text:list-item>
      </text:list>
      <text:h text:style-name="Heading_20_1" text:outline-level="1" text:is-list-header="false">
<text:bookmark-start text:name="OrgXref.org60d21ed"/>
<text:bookmark text:name="org60d21ed"/>company Information and structure
<text:bookmark-end text:name="OrgXref.org60d21ed"/></text:h>
      <text:h text:style-name="Heading_20_2" text:outline-level="2" text:is-list-header="false">
<text:bookmark-start text:name="OrgXref.orgba92773"/>
<text:bookmark text:name="orgba92773"/>employees
<text:bookmark-end text:name="OrgXref.orgba92773"/></text:h>
      <text:h text:style-name="Heading_20_3" text:outline-level="3" text:is-list-header="false">
<text:bookmark-start text:name="OrgXref.orgddef464"/>
<text:bookmark text:name="orgddef464"/>owners
<text:bookmark-end text:name="OrgXref.orgddef464"/></text:h>
      <text:p text:style-name="Text_20_body">owners are responsible for supply inventory
</text:p>
      <text:list text:style-name="OrgNumberedList" text:continue-numbering="false">
        <text:list-item>
          <text:p text:style-name="Text_20_body">
<text:bookmark-start text:name="OrgXref.org8612eba"/>
<text:bookmark text:name="org8612eba"/>Stan Bacchus
<text:bookmark-end text:name="OrgXref.org8612eba"/></text:p>
        </text:list-item>
        <text:list-item>
          <text:p text:style-name="Text_20_body">
<text:bookmark-start text:name="OrgXref.orgc42a062"/>
<text:bookmark text:name="orgc42a062"/>Davis Bacchus
<text:bookmark-end text:name="OrgXref.orgc42a062"/></text:p>
        </text:list-item>
      </text:list>
      <text:h text:style-name="Heading_20_3" text:outline-level="3" text:is-list-header="false">
<text:bookmark-start text:name="OrgXref.org6bcc272"/>
<text:bookmark text:name="org6bcc272"/>finances/payroll
<text:bookmark-end text:name="OrgXref.org6bcc272"/></text:h>
      <text:list text:style-name="OrgNumberedList" text:continue-numbering="false">
        <text:list-item>
          <text:p text:style-name="Text_20_body">
<text:bookmark-start text:name="OrgXref.orge462d8d"/>
<text:bookmark text:name="orge462d8d"/>Janet Collins
<text:bookmark-end text:name="OrgXref.orge462d8d"/></text:p>
        </text:list-item>
      </text:list>
      <text:h text:style-name="Heading_20_3" text:outline-level="3" text:is-list-header="false">
<text:bookmark-start text:name="OrgXref.org6009d80"/>
<text:bookmark text:name="org6009d80"/>distribution
<text:bookmark-end text:name="OrgXref.org6009d80"/></text:h>
      <text:list text:style-name="OrgNumberedList" text:continue-numbering="false">
        <text:list-item>
          <text:p text:style-name="Text_20_body">
<text:bookmark-start text:name="OrgXref.org622fd33"/>
<text:bookmark text:name="org622fd33"/>Maria Costanza
<text:bookmark-end text:name="OrgXref.org622fd33"/></text:p>
        </text:list-item>
      </text:list>
      <text:h text:style-name="Heading_20_3" text:outline-level="3" text:is-list-header="false">
<text:bookmark-start text:name="OrgXref.org8f3af42"/>
<text:bookmark text:name="org8f3af42"/>marketing
<text:bookmark-end text:name="OrgXref.org8f3af42"/></text:h>
      <text:list text:style-name="OrgNumberedList" text:continue-numbering="false">
        <text:list-item>
          <text:p text:style-name="Text_20_body">
<text:bookmark-start text:name="OrgXref.orga1e4281"/>
<text:bookmark text:name="orga1e4281"/>Roz Murphy – Head of department
<text:bookmark-end text:name="OrgXref.orga1e4281"/></text:p>
        </text:list-item>
        <text:list-item>
          <text:p text:style-name="Text_20_body">
<text:bookmark-start text:name="OrgXref.org7066485"/>
<text:bookmark text:name="org7066485"/>Bob Ulrich – Roz Murphy’s assistant
<text:bookmark-end text:name="OrgXref.org7066485"/></text:p>
        </text:list-item>
      </text:list>
      <text:h text:style-name="Heading_20_3" text:outline-level="3" text:is-list-header="false">
<text:bookmark-start text:name="OrgXref.org65f600e"/>
<text:bookmark text:name="org65f600e"/>Production
<text:bookmark-end text:name="OrgXref.org65f600e"/></text:h>
      <text:list text:style-name="OrgNumberedList" text:continue-numbering="false">
        <text:list-item>
          <text:p text:style-name="Text_20_body">
<text:bookmark-start text:name="OrgXref.orgd114fd6"/>
<text:bookmark text:name="orgd114fd6"/>Henry Doyle – production manager
<text:bookmark-end text:name="OrgXref.orgd114fd6"/></text:p>
        </text:list-item>
        <text:list-item>
          <text:p text:style-name="Text_20_body">
<text:bookmark-start text:name="OrgXref.org93e4a0b"/>
<text:bookmark text:name="org93e4a0b"/>20 other employees managed by Henry Doyle
<text:bookmark-end text:name="OrgXref.org93e4a0b"/></text:p>
        </text:list-item>
      </text:list>
      <text:h text:style-name="Heading_20_2" text:outline-level="2" text:is-list-header="false">
<text:bookmark-start text:name="OrgXref.org0543ecb"/>
<text:bookmark text:name="org0543ecb"/>products
<text:bookmark-end text:name="OrgXref.org0543ecb"/></text:h>
      <text:h text:style-name="Heading_20_3" text:outline-level="3" text:is-list-header="false">
<text:bookmark-start text:name="OrgXref.org5931cd1"/>
<text:bookmark text:name="org5931cd1"/>wines
<text:bookmark-end text:name="OrgXref.org5931cd1"/></text:h>
      <text:p text:style-name="Text_20_body">It would make sense to me that these would be able to share a bottle, but each have different labels.
</text:p>
      <text:list text:style-name="OrgNumberedList" text:continue-numbering="false">
        <text:list-item>
          <text:p text:style-name="Text_20_body">
<text:bookmark-start text:name="OrgXref.orga87a984"/>
<text:bookmark text:name="orga87a984"/>Merlot
<text:bookmark-end text:name="OrgXref.orga87a984"/></text:p>
        </text:list-item>
        <text:list-item>
          <text:p text:style-name="Text_20_body">
<text:bookmark-start text:name="OrgXref.orgc7824b6"/>
<text:bookmark text:name="orgc7824b6"/>cabernet
<text:bookmark-end text:name="OrgXref.orgc7824b6"/></text:p>
        </text:list-item>
        <text:list-item>
          <text:p text:style-name="Text_20_body">
<text:bookmark-start text:name="OrgXref.orgf321adf"/>
<text:bookmark text:name="orgf321adf"/>Chablis
<text:bookmark-end text:name="OrgXref.orgf321adf"/></text:p>
        </text:list-item>
        <text:list-item>
          <text:p text:style-name="Text_20_body">
<text:bookmark-start text:name="OrgXref.orgf0b70ba"/>
<text:bookmark text:name="orgf0b70ba"/>chardonnay
<text:bookmark-end text:name="OrgXref.orgf0b70ba"/></text:p>
        </text:list-item>
      </text:list>
      <text:h text:style-name="Heading_20_2" text:outline-level="2" text:is-list-header="false">
<text:bookmark-start text:name="OrgXref.org4224398"/>
<text:bookmark text:name="org4224398"/>Suppliers/supplies
<text:bookmark-end text:name="OrgXref.org4224398"/></text:h>
      <text:p text:style-name="Text_20_body">The names were not specified, but the products are. I’m sure we can name the suppliers ourselves
</text:p>
      <text:h text:style-name="Heading_20_3" text:outline-level="3" text:is-list-header="false">
<text:bookmark-start text:name="OrgXref.orgd83dbb8"/>
<text:bookmark text:name="orgd83dbb8"/>supplier one
<text:bookmark-end text:name="OrgXref.orgd83dbb8"/></text:h>
      <text:list text:style-name="OrgNumberedList" text:continue-numbering="false">
        <text:list-item>
          <text:p text:style-name="Text_20_body">
<text:bookmark-start text:name="OrgXref.org9699001"/>
<text:bookmark text:name="org9699001"/>Bottles
<text:bookmark-end text:name="OrgXref.org9699001"/></text:p>
        </text:list-item>
        <text:list-item>
          <text:p text:style-name="Text_20_body">
<text:bookmark-start text:name="OrgXref.orgd7c8be5"/>
<text:bookmark text:name="orgd7c8be5"/>corks
<text:bookmark-end text:name="OrgXref.orgd7c8be5"/></text:p>
        </text:list-item>
      </text:list>
      <text:h text:style-name="Heading_20_3" text:outline-level="3" text:is-list-header="false">
<text:bookmark-start text:name="OrgXref.org57d11aa"/>
<text:bookmark text:name="org57d11aa"/>supplier two
<text:bookmark-end text:name="OrgXref.org57d11aa"/></text:h>
      <text:list text:style-name="OrgNumberedList" text:continue-numbering="false">
        <text:list-item>
          <text:p text:style-name="Text_20_body">
<text:bookmark-start text:name="OrgXref.orgcf4f17f"/>
<text:bookmark text:name="orgcf4f17f"/>labels
<text:bookmark-end text:name="OrgXref.orgcf4f17f"/></text:p>
        </text:list-item>
        <text:list-item>
          <text:p text:style-name="Text_20_body">
<text:bookmark-start text:name="OrgXref.org548bc46"/>
<text:bookmark text:name="org548bc46"/>boxes
<text:bookmark-end text:name="OrgXref.org548bc46"/></text:p>
        </text:list-item>
      </text:list>
      <text:h text:style-name="Heading_20_3" text:outline-level="3" text:is-list-header="false">
<text:bookmark-start text:name="OrgXref.org3ad6707"/>
<text:bookmark text:name="org3ad6707"/>supplier three
<text:bookmark-end text:name="OrgXref.org3ad6707"/></text:h>
      <text:list text:style-name="OrgNumberedList" text:continue-numbering="false">
        <text:list-item>
          <text:p text:style-name="Text_20_body">
<text:bookmark-start text:name="OrgXref.org35437c2"/>
<text:bookmark text:name="org35437c2"/>vats
<text:bookmark-end text:name="OrgXref.org35437c2"/></text:p>
        </text:list-item>
        <text:list-item>
          <text:p text:style-name="Text_20_body">
<text:bookmark-start text:name="OrgXref.org87caa9c"/>
<text:bookmark text:name="org87caa9c"/>tubing
<text:bookmark-end text:name="OrgXref.org87caa9c"/>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Doe</dc:creator>
    <meta:initial-creator>John Doe</meta:initial-creator>
    <dc:date>2022-11-28T21:01:50</dc:date>
    <meta:creation-date>2022-11-28T21:01:50</meta:creation-date>
    <meta:generator>Emacs 28.2 (Org mode 9.6)</meta:generator>
    <meta:keyword/>
    <dc:subject/>
    <dc:title>Business Rules Erd Notes</dc:title>
  </office:meta>
</office:document-meta>
</file>